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</style:style>
    <style:style style:name="ce25" style:family="table-cell" style:parent-style-name="Default" style:data-style-name="N4">
      <style:table-cell-properties style:vertical-align="automatic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fo:font-style="italic" style:font-style-asian="italic" style:font-style-complex="italic" style:font-family-generic="swiss"/>
    </style:style>
    <style:style style:name="ce30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automatic" fo:background-color="transparent"/>
    </style:style>
    <style:style style:name="ce3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1.059cm"/>
    </style:style>
    <style:style style:name="ce38" style:family="table-cell" style:parent-style-name="Default" style:data-style-name="N3">
      <style:table-cell-properties style:vertical-align="automatic" fo:background-color="transparen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end" fo:margin-right="1.059cm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3">
      <style:table-cell-properties style:vertical-align="automatic"/>
    </style:style>
    <style:style style:name="ce42" style:family="table-cell" style:parent-style-name="Default" style:data-style-name="N3">
      <style:table-cell-properties style:vertical-align="automatic" style:repeat-content="false"/>
      <style:paragraph-properties fo:text-align="end" fo:margin-right="1.059cm"/>
      <style:text-properties fo:font-weight="bold" style:font-weight-asian="bold" style:font-weight-complex="bold" style:font-family-generic="swiss"/>
    </style:style>
    <style:style style:name="ce43" style:family="table-cell" style:parent-style-name="Default" style:data-style-name="N2">
      <style:table-cell-properties style:vertical-align="automatic"/>
      <style:text-properties fo:font-style="italic" style:font-style-asian="italic" style:font-style-complex="italic" style:font-family-generic="swiss"/>
    </style:style>
    <style:style style:name="ce44" style:family="table-cell" style:parent-style-name="Default" style:data-style-name="N2">
      <style:table-cell-properties style:vertical-align="automatic" fo:background-color="transparent"/>
      <style:text-properties fo:font-style="italic" style:font-style-asian="italic" style:font-style-complex="italic" style:font-family-generic="swiss"/>
    </style:style>
    <style:style style:name="ce45" style:family="table-cell" style:parent-style-name="Default" style:data-style-name="N0">
      <style:table-cell-properties style:vertical-align="automatic" fo:wrap-option="wrap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/>
    <style:style style:name="ce49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50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51">
            <text:p>sadei</text:p>
          </table:table-cell>
          <table:table-cell table:number-columns-repeated="5" table:style-name="ce52"/>
          <table:table-cell table:number-columns-repeated="16378" table:style-name="ce2"/>
        </table:table-row>
        <table:table-row table:style-name="ro2">
          <table:table-cell table:style-name="ce50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25 de Mayo de 2003</text:p>
          </table:table-cell>
          <table:table-cell table:style-name="ce4"/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69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16369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6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formula="of:=SUM([.F21:.F32])" table:style-name="ce18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number-columns-repeated="6" table:style-name="ce2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976104" table:formula="of:=SUM([.C12:.C13])" table:style-name="ce21">
            <text:p>976.104</text:p>
          </table:table-cell>
          <table:table-cell table:style-name="ce22"/>
          <table:table-cell office:value-type="float" office:value="100" table:formula="of:=SUM([.E12:.E13])" table:style-name="ce23">
            <text:p>100,00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623149" table:style-name="ce24">
            <text:p>623.149</text:p>
          </table:table-cell>
          <table:table-cell table:style-name="ce22"/>
          <table:table-cell office:value-type="float" office:value="63.840430937686968" table:formula="of:=[.C12]/[.$C$11]*100" table:style-name="ce25">
            <text:p>63,84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Abstención</text:p>
          </table:table-cell>
          <table:table-cell office:value-type="float" office:value="352955" table:style-name="ce27">
            <text:p>352.955</text:p>
          </table:table-cell>
          <table:table-cell table:style-name="ce28"/>
          <table:table-cell office:value-type="float" office:value="36.159569062313032" table:formula="of:=[.C13]/[.$C$11]*100" table:style-name="ce29">
            <text:p>36,16</text:p>
          </table:table-cell>
          <table:table-cell table:style-name="ce2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<text:s/></text:p>
          </table:table-cell>
          <table:table-cell table:style-name="ce24"/>
          <table:table-cell table:number-columns-repeated="3"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623149" table:formula="of:=SUM([.C16:.C18])" table:style-name="ce21">
            <text:p>623.149</text:p>
          </table:table-cell>
          <table:table-cell table:style-name="ce19"/>
          <table:table-cell office:value-type="float" office:value="63.840430937686968" table:formula="of:=[.C15]/[.$C$11]*100" table:style-name="ce30">
            <text:p>63,84</text:p>
          </table:table-cell>
          <table:table-cell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604573" table:style-name="ce24">
            <text:p>604.573</text:p>
          </table:table-cell>
          <table:table-cell table:style-name="ce19"/>
          <table:table-cell office:value-type="float" office:value="61.937355035938793" table:formula="of:=[.C16]/[.$C$11]*100" table:style-name="ce31">
            <text:p>61,94</text:p>
          </table:table-cell>
          <table:table-cell table:style-name="ce19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14143" table:style-name="ce24">
            <text:p>14.143</text:p>
          </table:table-cell>
          <table:table-cell table:style-name="ce19"/>
          <table:table-cell office:value-type="float" office:value="1.4489234753673788" table:formula="of:=[.C17]/[.$C$11]*100" table:style-name="ce31">
            <text:p>1,45</text:p>
          </table:table-cell>
          <table:table-cell table:style-name="ce19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Votos nulos</text:p>
          </table:table-cell>
          <table:table-cell office:value-type="float" office:value="4433" table:style-name="ce27">
            <text:p>4.433</text:p>
          </table:table-cell>
          <table:table-cell table:style-name="ce28"/>
          <table:table-cell office:value-type="float" office:value="0.45415242638079545" table:formula="of:=[.C18]/[.$C$11]*100" table:style-name="ce33">
            <text:p>0,45</text:p>
          </table:table-cell>
          <table:table-cell table:style-name="ce28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<text:s/></text:p>
          </table:table-cell>
          <table:table-cell table:style-name="ce24"/>
          <table:table-cell table:number-columns-repeated="3" table:style-name="ce19"/>
          <table:table-cell table:number-columns-repeated="2" table:style-name="ce2"/>
          <table:table-cell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618716" table:formula="of:=SUM([.C21:.C33])" table:style-name="ce21">
            <text:p>618.716</text:p>
          </table:table-cell>
          <table:table-cell office:value-type="float" office:value="100" table:style-name="ce34">
            <text:p>100,00</text:p>
          </table:table-cell>
          <table:table-cell office:value-type="float" office:value="63.386278511306173" table:formula="of:=[.C20]/[.$C$11]*100" table:style-name="ce23">
            <text:p>63,39</text:p>
          </table:table-cell>
          <table:table-cell table:style-name="ce32"/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Socialista Obrero Español (PSOE)</text:p>
          </table:table-cell>
          <table:table-cell office:value-type="float" office:value="250474" table:style-name="ce24">
            <text:p>250.474</text:p>
          </table:table-cell>
          <table:table-cell office:value-type="float" office:value="40.482870977960808" table:formula="of:=[.C21]/[.$C$20]*100" table:style-name="ce36">
            <text:p>40,48</text:p>
          </table:table-cell>
          <table:table-cell office:value-type="float" office:value="25.660585347462977" table:formula="of:=[.C21]/[.$C$11]*100" table:style-name="ce25">
            <text:p>25,66</text:p>
          </table:table-cell>
          <table:table-cell office:value-type="float" office:value="22" table:style-name="ce37">
            <text:p>22</text:p>
          </table:table-cell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5">
            <text:p>Partido Popular (PP)</text:p>
          </table:table-cell>
          <table:table-cell office:value-type="float" office:value="242396" table:style-name="ce24">
            <text:p>242.396</text:p>
          </table:table-cell>
          <table:table-cell office:value-type="float" office:value="39.17726388197493" table:formula="of:=[.C22]/[.$C$20]*100" table:style-name="ce36">
            <text:p>39,18</text:p>
          </table:table-cell>
          <table:table-cell office:value-type="float" office:value="24.833009597337988" table:formula="of:=[.C22]/[.$C$11]*100" table:style-name="ce25">
            <text:p>24,83</text:p>
          </table:table-cell>
          <table:table-cell office:value-type="float" office:value="19" table:style-name="ce37">
            <text:p>19</text:p>
          </table:table-cell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35">
            <text:p>Izquierda Unida - Bloque por Asturies (IU-BLOQUE)</text:p>
          </table:table-cell>
          <table:table-cell office:value-type="float" office:value="68360" table:style-name="ce38">
            <text:p>68.360</text:p>
          </table:table-cell>
          <table:table-cell office:value-type="float" office:value="11.0486879279023" table:formula="of:=[.C23]/[.$C$20]*100" table:style-name="ce36">
            <text:p>11,05</text:p>
          </table:table-cell>
          <table:table-cell office:value-type="float" office:value="7.0033521018252154" table:formula="of:=[.C23]/[.$C$11]*100" table:style-name="ce25">
            <text:p>7,00</text:p>
          </table:table-cell>
          <table:table-cell office:value-type="float" office:value="4" table:style-name="ce39">
            <text:p>4</text:p>
          </table:table-cell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Unión Renovadora Asturiana (URAS)</text:p>
          </table:table-cell>
          <table:table-cell office:value-type="float" office:value="17552" table:style-name="ce41">
            <text:p>17.552</text:p>
          </table:table-cell>
          <table:table-cell office:value-type="float" office:value="2.8368427517633292" table:formula="of:=[.C24]/[.$C$20]*100" table:style-name="ce36">
            <text:p>2,84</text:p>
          </table:table-cell>
          <table:table-cell office:value-type="float" office:value="1.7981690475605057" table:formula="of:=[.C24]/[.$C$11]*100" table:style-name="ce25">
            <text:p>1,80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Partíu Asturianista (PAS)</text:p>
          </table:table-cell>
          <table:table-cell office:value-type="float" office:value="11376" table:style-name="ce41">
            <text:p>11.376</text:p>
          </table:table-cell>
          <table:table-cell office:value-type="float" office:value="1.8386464872413193" table:formula="of:=[.C25]/[.$C$20]*100" table:style-name="ce36">
            <text:p>1,84</text:p>
          </table:table-cell>
          <table:table-cell office:value-type="float" office:value="1.16544958324113" table:formula="of:=[.C25]/[.$C$11]*100" table:style-name="ce25">
            <text:p>1,17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Los Verdes de Asturies (VERDES)</text:p>
          </table:table-cell>
          <table:table-cell office:value-type="float" office:value="6561" table:style-name="ce41">
            <text:p>6.561</text:p>
          </table:table-cell>
          <table:table-cell office:value-type="float" office:value="1.0604219060118052" table:formula="of:=[.C26]/[.$C$20]*100" table:style-name="ce36">
            <text:p>1,06</text:p>
          </table:table-cell>
          <table:table-cell office:value-type="float" office:value="0.67216198273954408" table:formula="of:=[.C26]/[.$C$11]*100" table:style-name="ce25">
            <text:p>0,67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Andecha Astur (AA)</text:p>
          </table:table-cell>
          <table:table-cell office:value-type="float" office:value="3821" table:style-name="ce41">
            <text:p>3.821</text:p>
          </table:table-cell>
          <table:table-cell office:value-type="float" office:value="0.61756928865586147" table:formula="of:=[.C27]/[.$C$20]*100" table:style-name="ce36">
            <text:p>0,62</text:p>
          </table:table-cell>
          <table:table-cell office:value-type="float" office:value="0.39145418930769671" table:formula="of:=[.C27]/[.$C$11]*100" table:style-name="ce25">
            <text:p>0,39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Plataforma Defensa Tercera Edad (PLA.DE.TE.)</text:p>
          </table:table-cell>
          <table:table-cell office:value-type="float" office:value="1297" table:style-name="ce24">
            <text:p>1.297</text:p>
          </table:table-cell>
          <table:table-cell office:value-type="float" office:value="0.20962768055133532" table:formula="of:=[.C28]/[.$C$20]*100" table:style-name="ce36">
            <text:p>0,21</text:p>
          </table:table-cell>
          <table:table-cell office:value-type="float" office:value="0.13287518543106061" table:formula="of:=[.C28]/[.$C$11]*100" table:style-name="ce43">
            <text:p>0,13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Partido Comunista de los Publos de España (PCPE)</text:p>
          </table:table-cell>
          <table:table-cell office:value-type="float" office:value="1211" table:style-name="ce24">
            <text:p>1.211</text:p>
          </table:table-cell>
          <table:table-cell office:value-type="float" office:value="0.19572792686790064" table:formula="of:=[.C29]/[.$C$20]*100" table:style-name="ce36">
            <text:p>0,20</text:p>
          </table:table-cell>
          <table:table-cell office:value-type="float" office:value="0.12406464884889316" table:formula="of:=[.C29]/[.$C$11]*100" table:style-name="ce25">
            <text:p>0,12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Centro Democrático y Social (CDS)</text:p>
          </table:table-cell>
          <table:table-cell office:value-type="float" office:value="642" table:style-name="ce41">
            <text:p>642</text:p>
          </table:table-cell>
          <table:table-cell office:value-type="float" office:value="0.10376327749726853" table:formula="of:=[.C30]/[.$C$20]*100" table:style-name="ce36">
            <text:p>0,10</text:p>
          </table:table-cell>
          <table:table-cell office:value-type="float" office:value="6.5771680066878113E-2" table:formula="of:=[.C30]/[.$C$11]*100" table:style-name="ce43">
            <text:p>0,07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Conceyu Astur (CONCEYU)</text:p>
          </table:table-cell>
          <table:table-cell office:value-type="float" office:value="524" table:style-name="ce24">
            <text:p>524</text:p>
          </table:table-cell>
          <table:table-cell office:value-type="float" office:value="8.4691522443253453E-2" table:formula="of:=[.C31]/[.$C$20]*100" table:style-name="ce36">
            <text:p>0,08</text:p>
          </table:table-cell>
          <table:table-cell office:value-type="float" office:value="5.3682804291346004E-2" table:formula="of:=[.C31]/[.$C$11]*100" table:style-name="ce43">
            <text:p>0,05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0">
            <text:p>Convergencia Democrática Asturiana (CDAS)</text:p>
          </table:table-cell>
          <table:table-cell office:value-type="float" office:value="359" table:style-name="ce38">
            <text:p>359</text:p>
          </table:table-cell>
          <table:table-cell office:value-type="float" office:value="5.8023390376198448E-2" table:formula="of:=[.C32]/[.$C$20]*100" table:style-name="ce36">
            <text:p>0,06</text:p>
          </table:table-cell>
          <table:table-cell office:value-type="float" office:value="3.6778867825559572E-2" table:formula="of:=[.C32]/[.$C$11]*100" table:style-name="ce44">
            <text:p>0,04</text:p>
          </table:table-cell>
          <table:table-cell table:style-name="ce42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45">
            <text:p>En blanco</text:p>
          </table:table-cell>
          <table:table-cell office:value-type="float" office:value="14143" table:style-name="ce38">
            <text:p>14.143</text:p>
          </table:table-cell>
          <table:table-cell office:value-type="float" office:value="2.2858629807536901" table:formula="of:=[.C33]/[.$C$20]*100" table:style-name="ce36">
            <text:p>2,29</text:p>
          </table:table-cell>
          <table:table-cell office:value-type="float" office:value="1.4489234753673788" table:formula="of:=[.C33]/[.$C$11]*100" table:style-name="ce44">
            <text:p>1,45</text:p>
          </table:table-cell>
          <table:table-cell table:style-name="ce42"/>
          <table:table-cell table:number-columns-repeated="16378"/>
        </table:table-row>
        <table:table-row table:style-name="ro8">
          <table:table-cell table:number-columns-repeated="6" table:style-name="ce46"/>
          <table:table-cell table:number-columns-repeated="16378"/>
        </table:table-row>
        <table:table-row table:style-name="ro8">
          <table:table-cell table:number-columns-repeated="16384" table:style-name="ce2"/>
        </table:table-row>
        <table:table-row table:style-name="ro8">
          <table:table-cell table:style-name="ce2"/>
          <table:table-cell office:value-type="string" table:style-name="ce2">
            <text:p>Año de referencia: 2003</text:p>
          </table:table-cell>
          <table:table-cell table:style-name="ce47"/>
          <table:table-cell table:number-columns-repeated="16381" table:style-name="ce2"/>
        </table:table-row>
        <table:table-row table:style-name="ro8">
          <table:table-cell table:style-name="ce2"/>
          <table:table-cell office:value-type="string" table:style-name="ce2">
            <text:p>Fuente: Ministerio del Interior. Elaborado por SADEI.</text:p>
          </table:table-cell>
          <table:table-cell table:number-columns-repeated="3" table:style-name="ce48"/>
          <table:table-cell table:number-columns-repeated="16379" table:style-name="ce2"/>
        </table:table-row>
        <table:table-row table:style-name="ro8">
          <table:table-cell table:style-name="ce2"/>
          <table:table-cell office:value-type="string" table:style-name="ce2">
            <text:p>Tipo de datos: Provisionales</text:p>
          </table:table-cell>
          <table:table-cell table:number-columns-repeated="16382" table:style-name="ce2"/>
        </table:table-row>
        <table:table-row table:style-name="ro8">
          <table:table-cell table:style-name="ce2"/>
          <table:table-cell office:value-type="string" table:style-name="ce2">
            <text:p>Última actualización: 01/07/2003</text:p>
          </table:table-cell>
          <table:table-cell table:style-name="ce49"/>
          <table:table-cell table:number-columns-repeated="16381" table:style-name="ce2"/>
        </table:table-row>
        <table:table-row table:number-rows-repeated="104853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5 de Mayo de 2003-Asturias / Asturies-2003</dc:title>
    <meta:initial-creator>SADEI</meta:initial-creator>
    <dc:creator>José Antonio Garmón</dc:creator>
    <meta:creation-date>2003-07-01T11:28:57Z</meta:creation-date>
    <dc:date>2020-05-25T12:31:24Z</dc:date>
  </office:meta>
</office:document-meta>
</file>